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86d53" officeooo:paragraph-rsid="00186d53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cbfca" officeooo:paragraph-rsid="001cbfca"/>
    </style:style>
    <style:style style:name="P4" style:family="paragraph" style:parent-style-name="Standard" style:list-style-name="L1">
      <style:text-properties fo:language="en" fo:country="US" officeooo:rsid="001a62ae" officeooo:paragraph-rsid="001a62ae"/>
    </style:style>
    <style:style style:name="P5" style:family="paragraph" style:parent-style-name="Standard" style:list-style-name="L1">
      <style:text-properties fo:language="en" fo:country="US" officeooo:rsid="001e9f9f" officeooo:paragraph-rsid="001e9f9f"/>
    </style:style>
    <style:style style:name="T1" style:family="text">
      <style:text-properties fo:color="#808080" fo:font-style="italic" style:font-style-asian="italic" style:font-style-complex="italic"/>
    </style:style>
    <style:style style:name="T2" style:family="text">
      <style:text-properties fo:color="#808080" fo:font-style="italic" officeooo:rsid="001bd6a5" style:font-style-asian="italic" style:font-style-complex="italic"/>
    </style:style>
    <style:style style:name="T3" style:family="text">
      <style:text-properties fo:color="#808080" fo:font-style="italic" officeooo:rsid="001e9f9f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list xml:id="list2829710971" text:style-name="L1">
        <text:list-item>
          <text:p text:style-name="P5">20170721:</text:p>
          <text:list>
            <text:list-item>
              <text:p text:style-name="P5">Project goals:</text:p>
              <text:list>
                <text:list-item>
                  <text:p text:style-name="P5">copy off current hex code as a backup</text:p>
                </text:list-item>
                <text:list-item>
                  <text:p text:style-name="P5">integrate light sensor and compare to IR distance sensor output</text:p>
                </text:list-item>
                <text:list-item>
                  <text:p text:style-name="P5">add servo slew rate to control speed of hand movement and make it look more natural</text:p>
                </text:list-item>
              </text:list>
            </text:list-item>
          </text:list>
        </text:list-item>
        <text:list-item>
          <text:p text:style-name="P4"/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/>
        </text:list-item>
      </text:list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86d53" officeooo:paragraph-rsid="00186d53"/>
    </style:style>
    <style:style style:name="MT1" style:family="text">
      <style:text-properties fo:color="#808080" fo:font-style="italic" officeooo:rsid="001e9f9f" style:font-style-asian="italic" style:font-style-complex="italic"/>
    </style:style>
    <style:style style:name="MT2" style:family="text">
      <style:text-properties fo:color="#808080"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IT waving hand</text:span><text:span text:style-name="MT2"> – what to work on next</text:span><text:tab/><text:tab/>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40S</meta:editing-duration>
    <meta:editing-cycles>7</meta:editing-cycles>
    <meta:generator>LibreOffice/5.3.2.2$Windows_X86_64 LibreOffice_project/6cd4f1ef626f15116896b1d8e1398b56da0d0ee1</meta:generator>
    <dc:date>2017-07-21T15:24:09.115000000</dc:date>
    <meta:document-statistic meta:table-count="0" meta:image-count="0" meta:object-count="0" meta:page-count="1" meta:paragraph-count="24" meta:word-count="85" meta:character-count="289" meta:non-whitespace-character-count="247"/>
    <meta:user-defined meta:name="Info 1"/>
    <meta:user-defined meta:name="Info 2"/>
    <meta:user-defined meta:name="Info 3"/>
    <meta:user-defined meta:name="Info 4"/>
  </office:meta>
</office:document-meta>
</file>